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-color="#ff6633" draw:textarea-horizontal-align="center" draw:textarea-vertical-align="middle"/>
    </style:style>
    <style:style style:name="gr2" style:family="graphic" style:parent-style-name="standard">
      <style:graphic-properties draw:stroke="none" draw:fill-color="#ff00ff" draw:textarea-horizontal-align="center" draw:textarea-vertical-align="middle"/>
    </style:style>
    <style:style style:name="gr3" style:family="graphic" style:parent-style-name="standard">
      <style:graphic-properties draw:stroke="none" draw:fill-color="#ffcc99" draw:textarea-horizontal-align="center" draw:textarea-vertical-align="middle"/>
    </style:style>
    <style:style style:name="gr4" style:family="graphic" style:parent-style-name="standard">
      <style:graphic-properties draw:stroke="none" draw:fill-color="#ccffff" draw:textarea-horizontal-align="center" draw:textarea-vertical-align="middle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8080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dash" draw:stroke-dash="Ultrafine_20_Dashed" draw:fill="none" fo:min-height="0.637cm"/>
    </style:style>
    <style:style style:name="gr11" style:family="graphic" style:parent-style-name="standard">
      <style:graphic-properties draw:stroke="dash" draw:stroke-dash="Ultrafine_20_Dashed" draw:fill="none" fo:min-height="4.169cm" fo:padding-top="0.1cm" fo:padding-bottom="0cm" fo:padding-left="0.1cm" fo:padding-right="0cm"/>
    </style:style>
    <style:style style:name="gr12" style:family="graphic" style:parent-style-name="standard">
      <style:graphic-properties draw:stroke="none" draw:fill="none" fo:min-height="0.97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6pt" style:font-size-asian="16pt"/>
    </style:style>
    <style:style style:name="P4" style:family="paragraph">
      <style:paragraph-properties fo:margin-left="0cm" fo:margin-right="0cm" fo:text-align="center" fo:text-indent="0cm"/>
      <style:text-properties fo:font-size="10pt" style:font-size-asian="10pt"/>
    </style:style>
    <style:style style:name="P5" style:family="paragraph">
      <style:paragraph-properties fo:text-align="center"/>
      <style:text-properties fo:font-size="10pt" style:font-size-asian="10pt"/>
    </style:style>
    <style:style style:name="P6" style:family="paragraph">
      <style:paragraph-properties fo:margin-left="0cm" fo:margin-right="0cm" fo:text-indent="0cm"/>
      <style:text-properties fo:font-family="楷体_GB2312" style:font-family-generic="modern" style:font-pitch="fixed" style:font-family-asian="楷体_GB2312" style:font-family-generic-asian="modern" style:font-pitch-asian="fixed"/>
    </style:style>
    <style:style style:name="T1" style:family="text">
      <style:text-properties fo:font-size="16pt" style:font-size-asian="16pt"/>
    </style:style>
    <style:style style:name="T2" style:family="text">
      <style:text-properties fo:font-family="楷体_GB2312" style:font-style-name="Regular" style:font-family-generic="modern" style:font-pitch="fixed" fo:font-size="10pt" style:font-family-asian="楷体_GB2312" style:font-style-name-asian="Regular" style:font-family-generic-asian="modern" style:font-pitch-asian="fixed" style:font-size-asian="10pt" style:font-family-complex="楷体_GB2312" style:font-style-name-complex="Regular" style:font-family-generic-complex="modern" style:font-pitch-complex="fixed"/>
    </style:style>
    <style:style style:name="T3" style:family="text">
      <style:text-properties fo:font-family="楷体_GB2312" style:font-family-generic="modern" style:font-pitch="fixed" style:font-family-asian="楷体_GB2312" style:font-family-generic-asian="modern" style:font-pitch-asian="fixed"/>
    </style:style>
    <style:style style:name="T4" style:family="text">
      <style:text-properties fo:font-family="楷体_GB2312" style:font-style-name="Regular" style:font-family-generic="modern" style:font-pitch="fixed" fo:font-size="10pt" style:font-family-asian="楷体_GB2312" style:font-style-name-asian="Regular" style:font-family-generic-asian="modern" style:font-pitch-asian="fixed" style:font-size-asian="10pt" style:font-family-complex="楷体_GB2312" style:font-style-name-complex="Regular" style:font-family-generic-complex="modern" style:font-pitch-complex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119cm" svg:height="4cm" svg:x="9.881cm" svg:y="12.019cm">
          <text:p/>
        </draw:rect>
        <draw:rect draw:style-name="gr2" draw:text-style-name="P1" draw:layer="layout" svg:width="10.119cm" svg:height="4cm" svg:x="9.881cm" svg:y="8.119cm">
          <text:p/>
        </draw:rect>
        <draw:rect draw:style-name="gr3" draw:text-style-name="P1" draw:layer="layout" svg:width="5.3cm" svg:height="16cm" svg:x="4.581cm" svg:y="0cm">
          <text:p/>
        </draw:rect>
        <draw:rect draw:style-name="gr4" draw:text-style-name="P1" draw:layer="layout" svg:width="4.666cm" svg:height="16cm" svg:x="0cm" svg:y="0cm">
          <text:p/>
        </draw:rect>
        <draw:custom-shape draw:style-name="gr5" draw:text-style-name="P2" draw:layer="layout" svg:width="2.5cm" svg:height="1cm" svg:x="5.881cm" svg:y="9.919cm">
          <text:p text:style-name="P2">Linu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cm" svg:height="1cm" svg:x="13.281cm" svg:y="10.619cm">
          <text:p text:style-name="P2"><text:span text:style-name="T1">debian.txt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draw:layer="layout" svg:width="3cm" svg:height="1cm" svg:x="16.781cm" svg:y="10.619cm">
          <text:p text:style-name="P2"><text:span text:style-name="T1">gentoo.t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7" draw:text-style-name="P2" draw:layer="layout" svg:width="4cm" svg:height="1cm" svg:x="0.381cm" svg:y="2.419cm">
          <text:p text:style-name="P2">embedded</text:p>
        </draw:rect>
        <draw:custom-shape draw:style-name="gr5" draw:text-style-name="P2" draw:layer="layout" svg:width="2.5cm" svg:height="1cm" svg:x="5.881cm" svg:y="12.919cm">
          <text:p text:style-name="P2">gn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cm" svg:height="1cm" svg:x="14.881cm" svg:y="14.419cm">
          <text:p text:style-name="P2"><text:span text:style-name="T1">emacs.t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4" draw:layer="layout" svg:width="1cm" svg:height="1cm" svg:x="11.781cm" svg:y="10.619cm">
          <text:p text:style-name="P2"><text:span text:style-name="T2">●●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3" draw:layer="layout" svg:width="4.088cm" svg:height="1cm" svg:x="5.293cm" svg:y="6.519cm">
          <text:p text:style-name="P2"><text:span text:style-name="T1">introduction.t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5" draw:layer="layout" svg:width="1cm" svg:height="1cm" svg:x="10.281cm" svg:y="10.619cm">
          <text:p text:style-name="P2"><text:span text:style-name="T2">●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4" draw:layer="layout" svg:width="1cm" svg:height="1cm" svg:x="12.381cm" svg:y="14.419cm">
          <text:p text:style-name="P2"><text:span text:style-name="T2">●●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5" draw:layer="layout" svg:width="1cm" svg:height="1cm" svg:x="10.381cm" svg:y="14.419cm">
          <text:p text:style-name="P2"><text:span text:style-name="T2">●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4" draw:layer="layout" svg:width="1cm" svg:height="1cm" svg:x="7.381cm" svg:y="5.019cm">
          <text:p text:style-name="P2"><text:span text:style-name="T2">●●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5" draw:layer="layout" svg:width="1cm" svg:height="1cm" svg:x="5.381cm" svg:y="5.019cm">
          <text:p text:style-name="P2"><text:span text:style-name="T2">●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6" draw:layer="layout" svg:width="4.381cm" svg:height="2.423cm" svg:x="0.1cm" svg:y="4.919cm">
          <draw:text-box>
            <text:p text:style-name="P6"><text:span text:style-name="T3">在当前目录下新建目录：</text:span><text:span text:style-name="T3">Embedded</text:span></text:p>
          </draw:text-box>
        </draw:frame>
        <draw:frame draw:style-name="gr11" draw:text-style-name="P6" draw:layer="layout" svg:width="5.215cm" svg:height="4.445cm" svg:x="4.666cm" svg:y="0cm">
          <draw:text-box>
            <text:p text:style-name="P6"><text:span text:style-name="T3">Embedded</text:span><text:span text:style-name="T3">目录下有：</text:span></text:p>
            <text:p text:style-name="P6"><text:span text:style-name="T3">Linux,gnu</text:span></text:p>
            <text:p text:style-name="P6"><text:span text:style-name="T3">两个子目录和文件：</text:span></text:p>
            <text:p text:style-name="P6"><text:span text:style-name="T3">introduction.txt</text:span></text:p>
          </draw:text-box>
        </draw:frame>
        <draw:frame draw:style-name="gr12" draw:text-style-name="P6" draw:layer="layout" svg:width="8.5cm" svg:height="1.699cm" svg:x="10.881cm" svg:y="8.219cm">
          <draw:text-box>
            <text:p text:style-name="P6"><text:span text:style-name="T3">Linux</text:span><text:span text:style-name="T3">目下有：</text:span><text:span text:style-name="T3">debian.txt,gentoo.txt</text:span></text:p>
          </draw:text-box>
        </draw:frame>
        <draw:frame draw:style-name="gr12" draw:text-style-name="P6" draw:layer="layout" svg:width="8.5cm" svg:height="1.224cm" svg:x="10.381cm" svg:y="12.419cm">
          <draw:text-box>
            <text:p text:style-name="P6"><text:span text:style-name="T3">gnu</text:span><text:span text:style-name="T3">目录下有：</text:span><text:span text:style-name="T3">emacs.txt</text:span></text:p>
          </draw:text-box>
        </draw:frame>
        <draw:frame draw:style-name="gr10" draw:text-style-name="P6" draw:layer="layout" svg:width="8.381cm" svg:height="3.147cm" svg:x="10.5cm" svg:y="2.272cm">
          <draw:text-box>
            <text:p text:style-name="P6"><text:span text:style-name="T3">Linux</text:span><text:span text:style-name="T3">文件夹中，系统自建 两个特殊文件：</text:span></text:p>
            <text:p text:style-name="P6"><text:span text:style-name="T4">●</text:span><text:span text:style-name="T3">表示当前目录</text:span></text:p>
            <text:p text:style-name="P6"><text:span text:style-name="T4">●●</text:span><text:span text:style-name="T3">表示上一级目录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19cm" fo:margin-bottom="0.753cm" fo:margin-left="0.381cm" fo:margin-right="0.464cm" fo:page-width="20cm" fo:page-height="16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8-11-08T22:24:59</meta:creation-date>
    <dc:date>2008-11-09T22:31:26</dc:date>
    <dc:language>en-US</dc:language>
    <meta:editing-cycles>9</meta:editing-cycles>
    <meta:editing-duration>PT2H54M8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